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"/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/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ighcost_h3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3" table:default-cell-style-name="ce7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Archetti 2007</text:p>
          </table:table-cell>
          <table:covered-table-cell table:style-name="ce1"/>
          <table:covered-table-cell table:style-name="Default"/>
          <table:covered-table-cell/>
          <table:table-cell table:style-name="ce16" office:value-type="string" calcext:value-type="string" table:number-columns-spanned="4" table:number-rows-spanned="1">
            <text:p>B&amp;BC</text:p>
          </table:table-cell>
          <table:covered-table-cell table:style-name="ce16"/>
          <table:covered-table-cell table:number-columns-repeated="2" table:style-name="Default"/>
          <table:table-cell/>
        </table:table-row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string" calcext:value-type="string">
            <text:p>abs1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49.80003" calcext:value-type="float">
            <text:p>2149.8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186" calcext:value-type="float">
            <text:p>0.12</text:p>
          </table:table-cell>
          <table:table-cell table:number-columns-repeated="2" office:value-type="float" office:value="2150.152" calcext:value-type="float">
            <text:p>2150.15</text:p>
          </table:table-cell>
          <table:table-cell office:value-type="float" office:value="0" calcext:value-type="float">
            <text:p>0.00</text:p>
          </table:table-cell>
          <table:table-cell table:formula="of:=IF([.I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59.05003" calcext:value-type="float">
            <text:p>1959.05</text:p>
          </table:table-cell>
          <table:table-cell office:value-type="float" office:value="0" calcext:value-type="float">
            <text:p>0</text:p>
          </table:table-cell>
          <table:table-cell office:value-type="float" office:value="0.1083" calcext:value-type="float">
            <text:p>0.11</text:p>
          </table:table-cell>
          <table:table-cell table:number-columns-repeated="2" office:value-type="float" office:value="1959.3123" calcext:value-type="float">
            <text:p>1959.31</text:p>
          </table:table-cell>
          <table:table-cell office:value-type="float" office:value="0" calcext:value-type="float">
            <text:p>0.00</text:p>
          </table:table-cell>
          <table:table-cell table:formula="of:=IF([.I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5.44004" calcext:value-type="float">
            <text:p>3265.44</text:p>
          </table:table-cell>
          <table:table-cell office:value-type="float" office:value="0" calcext:value-type="float">
            <text:p>0</text:p>
          </table:table-cell>
          <table:table-cell office:value-type="float" office:value="0.0967" calcext:value-type="float">
            <text:p>0.10</text:p>
          </table:table-cell>
          <table:table-cell table:number-columns-repeated="2" office:value-type="float" office:value="3267.4635" calcext:value-type="float">
            <text:p>3267.46</text:p>
          </table:table-cell>
          <table:table-cell office:value-type="float" office:value="0" calcext:value-type="float">
            <text:p>0.00</text:p>
          </table:table-cell>
          <table:table-cell table:formula="of:=IF([.I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4.43994" calcext:value-type="float">
            <text:p>2034.44</text:p>
          </table:table-cell>
          <table:table-cell office:value-type="float" office:value="0" calcext:value-type="float">
            <text:p>0</text:p>
          </table:table-cell>
          <table:table-cell office:value-type="float" office:value="0.1164" calcext:value-type="float">
            <text:p>0.12</text:p>
          </table:table-cell>
          <table:table-cell table:number-columns-repeated="2" office:value-type="float" office:value="2034.44" calcext:value-type="float">
            <text:p>2034.44</text:p>
          </table:table-cell>
          <table:table-cell office:value-type="float" office:value="0" calcext:value-type="float">
            <text:p>0.00</text:p>
          </table:table-cell>
          <table:table-cell table:formula="of:=IF([.I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62.16004" calcext:value-type="float">
            <text:p>2362.16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</text:p>
          </table:table-cell>
          <table:table-cell table:number-columns-repeated="2" office:value-type="float" office:value="2361.9376" calcext:value-type="float">
            <text:p>2361.94</text:p>
          </table:table-cell>
          <table:table-cell office:value-type="float" office:value="0" calcext:value-type="float">
            <text:p>0.00</text:p>
          </table:table-cell>
          <table:table-cell table:formula="of:=IF([.I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70.62009" calcext:value-type="float">
            <text:p>4970.62</text:p>
          </table:table-cell>
          <table:table-cell office:value-type="float" office:value="0" calcext:value-type="float">
            <text:p>0</text:p>
          </table:table-cell>
          <table:table-cell office:value-type="float" office:value="0.8222" calcext:value-type="float">
            <text:p>0.82</text:p>
          </table:table-cell>
          <table:table-cell office:value-type="float" office:value="4971.1483" calcext:value-type="float">
            <text:p>4971.15</text:p>
          </table:table-cell>
          <table:table-cell office:value-type="float" office:value="4971.4883" calcext:value-type="float">
            <text:p>4971.49</text:p>
          </table:table-cell>
          <table:table-cell office:value-type="float" office:value="0.0001" calcext:value-type="float">
            <text:p>0.00</text:p>
          </table:table-cell>
          <table:table-cell table:formula="of:=IF([.I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03.17009" calcext:value-type="float">
            <text:p>4803.17</text:p>
          </table:table-cell>
          <table:table-cell office:value-type="float" office:value="0" calcext:value-type="float">
            <text:p>0</text:p>
          </table:table-cell>
          <table:table-cell office:value-type="float" office:value="0.5928" calcext:value-type="float">
            <text:p>0.59</text:p>
          </table:table-cell>
          <table:table-cell table:number-columns-repeated="2" office:value-type="float" office:value="4803.17" calcext:value-type="float">
            <text:p>4803.17</text:p>
          </table:table-cell>
          <table:table-cell office:value-type="float" office:value="0" calcext:value-type="float">
            <text:p>0.00</text:p>
          </table:table-cell>
          <table:table-cell table:formula="of:=IF([.I9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89.83984" calcext:value-type="float">
            <text:p>4289.84</text:p>
          </table:table-cell>
          <table:table-cell office:value-type="float" office:value="0" calcext:value-type="float">
            <text:p>0</text:p>
          </table:table-cell>
          <table:table-cell office:value-type="float" office:value="1.3528" calcext:value-type="float">
            <text:p>1.35</text:p>
          </table:table-cell>
          <table:table-cell table:number-columns-repeated="2" office:value-type="float" office:value="4289.84" calcext:value-type="float">
            <text:p>4289.84</text:p>
          </table:table-cell>
          <table:table-cell office:value-type="float" office:value="0" calcext:value-type="float">
            <text:p>0.00</text:p>
          </table:table-cell>
          <table:table-cell table:formula="of:=IF([.I1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47.06006" calcext:value-type="float">
            <text:p>4347.06</text:p>
          </table:table-cell>
          <table:table-cell office:value-type="float" office:value="0" calcext:value-type="float">
            <text:p>0</text:p>
          </table:table-cell>
          <table:table-cell office:value-type="float" office:value="0.6629" calcext:value-type="float">
            <text:p>0.66</text:p>
          </table:table-cell>
          <table:table-cell table:number-columns-repeated="2" office:value-type="float" office:value="4347.0454" calcext:value-type="float">
            <text:p>4347.05</text:p>
          </table:table-cell>
          <table:table-cell office:value-type="float" office:value="0" calcext:value-type="float">
            <text:p>0.00</text:p>
          </table:table-cell>
          <table:table-cell table:formula="of:=IF([.I11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41.62008" calcext:value-type="float">
            <text:p>5041.62</text:p>
          </table:table-cell>
          <table:table-cell office:value-type="float" office:value="0" calcext:value-type="float">
            <text:p>0</text:p>
          </table:table-cell>
          <table:table-cell office:value-type="float" office:value="1.075" calcext:value-type="float">
            <text:p>1.08</text:p>
          </table:table-cell>
          <table:table-cell office:value-type="float" office:value="5041.2493" calcext:value-type="float">
            <text:p>5041.25</text:p>
          </table:table-cell>
          <table:table-cell office:value-type="float" office:value="5041.62" calcext:value-type="float">
            <text:p>5041.62</text:p>
          </table:table-cell>
          <table:table-cell office:value-type="float" office:value="0.0001" calcext:value-type="float">
            <text:p>0.00</text:p>
          </table:table-cell>
          <table:table-cell table:formula="of:=IF([.I1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13.83984" calcext:value-type="float">
            <text:p>5713.84</text:p>
          </table:table-cell>
          <table:table-cell office:value-type="float" office:value="0" calcext:value-type="float">
            <text:p>0</text:p>
          </table:table-cell>
          <table:table-cell office:value-type="float" office:value="20.1078" calcext:value-type="float">
            <text:p>20.11</text:p>
          </table:table-cell>
          <table:table-cell office:value-type="float" office:value="5713.3986" calcext:value-type="float">
            <text:p>5713.40</text:p>
          </table:table-cell>
          <table:table-cell office:value-type="float" office:value="5713.8694" calcext:value-type="float">
            <text:p>5713.87</text:p>
          </table:table-cell>
          <table:table-cell office:value-type="float" office:value="0.0001" calcext:value-type="float">
            <text:p>0.00</text:p>
          </table:table-cell>
          <table:table-cell table:formula="of:=IF([.I1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5.d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21.04012" calcext:value-type="float">
            <text:p>5821.04</text:p>
          </table:table-cell>
          <table:table-cell office:value-type="float" office:value="0" calcext:value-type="float">
            <text:p>0</text:p>
          </table:table-cell>
          <table:table-cell office:value-type="float" office:value="12.1451" calcext:value-type="float">
            <text:p>12.15</text:p>
          </table:table-cell>
          <table:table-cell office:value-type="float" office:value="5820.6402" calcext:value-type="float">
            <text:p>5820.64</text:p>
          </table:table-cell>
          <table:table-cell office:value-type="float" office:value="5821.04" calcext:value-type="float">
            <text:p>5821.04</text:p>
          </table:table-cell>
          <table:table-cell office:value-type="float" office:value="0.0001" calcext:value-type="float">
            <text:p>0.00</text:p>
          </table:table-cell>
          <table:table-cell table:formula="of:=IF([.I1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5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711.25014" calcext:value-type="float">
            <text:p>6711.25</text:p>
          </table:table-cell>
          <table:table-cell office:value-type="float" office:value="0" calcext:value-type="float">
            <text:p>0</text:p>
          </table:table-cell>
          <table:table-cell office:value-type="float" office:value="12.3205" calcext:value-type="float">
            <text:p>12.32</text:p>
          </table:table-cell>
          <table:table-cell office:value-type="float" office:value="6710.8736" calcext:value-type="float">
            <text:p>6710.87</text:p>
          </table:table-cell>
          <table:table-cell office:value-type="float" office:value="6711.4867" calcext:value-type="float">
            <text:p>6711.49</text:p>
          </table:table-cell>
          <table:table-cell office:value-type="float" office:value="0.0001" calcext:value-type="float">
            <text:p>0.00</text:p>
          </table:table-cell>
          <table:table-cell table:formula="of:=IF([.I1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5.d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27.56009" calcext:value-type="float">
            <text:p>5227.56</text:p>
          </table:table-cell>
          <table:table-cell office:value-type="float" office:value="0" calcext:value-type="float">
            <text:p>0</text:p>
          </table:table-cell>
          <table:table-cell office:value-type="float" office:value="39.6122" calcext:value-type="float">
            <text:p>39.61</text:p>
          </table:table-cell>
          <table:table-cell office:value-type="float" office:value="5226.4222" calcext:value-type="float">
            <text:p>5226.42</text:p>
          </table:table-cell>
          <table:table-cell office:value-type="float" office:value="5226.8539" calcext:value-type="float">
            <text:p>5226.85</text:p>
          </table:table-cell>
          <table:table-cell office:value-type="float" office:value="0.0001" calcext:value-type="float">
            <text:p>0.00</text:p>
          </table:table-cell>
          <table:table-cell table:formula="of:=IF([.I1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5.da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210.85009" calcext:value-type="float">
            <text:p>5210.85</text:p>
          </table:table-cell>
          <table:table-cell office:value-type="float" office:value="0" calcext:value-type="float">
            <text:p>0</text:p>
          </table:table-cell>
          <table:table-cell office:value-type="float" office:value="12.5822" calcext:value-type="float">
            <text:p>12.58</text:p>
          </table:table-cell>
          <table:table-cell office:value-type="float" office:value="5210.4807" calcext:value-type="float">
            <text:p>5210.48</text:p>
          </table:table-cell>
          <table:table-cell office:value-type="float" office:value="5210.85" calcext:value-type="float">
            <text:p>5210.85</text:p>
          </table:table-cell>
          <table:table-cell office:value-type="float" office:value="0.0001" calcext:value-type="float">
            <text:p>0.00</text:p>
          </table:table-cell>
          <table:table-cell table:formula="of:=IF([.I1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0.da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353.82016" calcext:value-type="float">
            <text:p>7353.82</text:p>
          </table:table-cell>
          <table:table-cell office:value-type="float" office:value="0" calcext:value-type="float">
            <text:p>0</text:p>
          </table:table-cell>
          <table:table-cell office:value-type="float" office:value="670.3936" calcext:value-type="float">
            <text:p>670.39</text:p>
          </table:table-cell>
          <table:table-cell office:value-type="float" office:value="7353.903" calcext:value-type="float">
            <text:p>7353.90</text:p>
          </table:table-cell>
          <table:table-cell office:value-type="float" office:value="7354.4158" calcext:value-type="float">
            <text:p>7354.42</text:p>
          </table:table-cell>
          <table:table-cell office:value-type="float" office:value="0.0001" calcext:value-type="float">
            <text:p>0.00</text:p>
          </table:table-cell>
          <table:table-cell table:formula="of:=IF([.I1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20.da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385.03015" calcext:value-type="float">
            <text:p>7385.03</text:p>
          </table:table-cell>
          <table:table-cell office:value-type="float" office:value="0" calcext:value-type="float">
            <text:p>0</text:p>
          </table:table-cell>
          <table:table-cell office:value-type="float" office:value="1800.0025" calcext:value-type="float">
            <text:p>1800.00</text:p>
          </table:table-cell>
          <table:table-cell office:value-type="float" office:value="6986.3211" calcext:value-type="float">
            <text:p>6986.32</text:p>
          </table:table-cell>
          <table:table-cell office:value-type="float" office:value="7436.67" calcext:value-type="float">
            <text:p>7436.67</text:p>
          </table:table-cell>
          <table:table-cell office:value-type="float" office:value="0.0606" calcext:value-type="float">
            <text:p>0.06</text:p>
          </table:table-cell>
          <table:table-cell table:formula="of:=IF([.I19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0.d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903.97018" calcext:value-type="float">
            <text:p>7903.97</text:p>
          </table:table-cell>
          <table:table-cell office:value-type="float" office:value="0" calcext:value-type="float">
            <text:p>0</text:p>
          </table:table-cell>
          <table:table-cell office:value-type="float" office:value="471.469" calcext:value-type="float">
            <text:p>471.47</text:p>
          </table:table-cell>
          <table:table-cell office:value-type="float" office:value="7903.1986" calcext:value-type="float">
            <text:p>7903.20</text:p>
          </table:table-cell>
          <table:table-cell office:value-type="float" office:value="7903.97" calcext:value-type="float">
            <text:p>7903.97</text:p>
          </table:table-cell>
          <table:table-cell office:value-type="float" office:value="0.0001" calcext:value-type="float">
            <text:p>0.00</text:p>
          </table:table-cell>
          <table:table-cell table:formula="of:=IF([.I2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20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050.91013" calcext:value-type="float">
            <text:p>7050.91</text:p>
          </table:table-cell>
          <table:table-cell office:value-type="float" office:value="0" calcext:value-type="float">
            <text:p>0</text:p>
          </table:table-cell>
          <table:table-cell office:value-type="float" office:value="1800.002" calcext:value-type="float">
            <text:p>1800.00</text:p>
          </table:table-cell>
          <table:table-cell office:value-type="float" office:value="7019.9813" calcext:value-type="float">
            <text:p>7019.98</text:p>
          </table:table-cell>
          <table:table-cell office:value-type="float" office:value="7051.91" calcext:value-type="float">
            <text:p>7051.91</text:p>
          </table:table-cell>
          <table:table-cell office:value-type="float" office:value="0.0045" calcext:value-type="float">
            <text:p>0.00</text:p>
          </table:table-cell>
          <table:table-cell table:formula="of:=IF([.I21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0.d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405.83014" calcext:value-type="float">
            <text:p>8405.83</text:p>
          </table:table-cell>
          <table:table-cell office:value-type="float" office:value="0" calcext:value-type="float">
            <text:p>0</text:p>
          </table:table-cell>
          <table:table-cell office:value-type="float" office:value="235.7477" calcext:value-type="float">
            <text:p>235.75</text:p>
          </table:table-cell>
          <table:table-cell office:value-type="float" office:value="8405.0493" calcext:value-type="float">
            <text:p>8405.05</text:p>
          </table:table-cell>
          <table:table-cell office:value-type="float" office:value="8405.83" calcext:value-type="float">
            <text:p>8405.83</text:p>
          </table:table-cell>
          <table:table-cell office:value-type="float" office:value="0.0001" calcext:value-type="float">
            <text:p>0.00</text:p>
          </table:table-cell>
          <table:table-cell table:formula="of:=IF([.I2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5.da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657.70018" calcext:value-type="float">
            <text:p>8657.70</text:p>
          </table:table-cell>
          <table:table-cell office:value-type="float" office:value="0" calcext:value-type="float">
            <text:p>0</text:p>
          </table:table-cell>
          <table:table-cell office:value-type="float" office:value="1800.0042" calcext:value-type="float">
            <text:p>1800.00</text:p>
          </table:table-cell>
          <table:table-cell office:value-type="float" office:value="6055.2383" calcext:value-type="float">
            <text:p>6055.24</text:p>
          </table:table-cell>
          <table:table-cell office:value-type="float" office:value="9431.27" calcext:value-type="float">
            <text:p>9431.27</text:p>
          </table:table-cell>
          <table:table-cell office:value-type="float" office:value="0.358" calcext:value-type="float">
            <text:p>0.36</text:p>
          </table:table-cell>
          <table:table-cell table:formula="of:=IF([.I2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5.dat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9266.8702" calcext:value-type="float">
            <text:p>9266.87</text:p>
          </table:table-cell>
          <table:table-cell office:value-type="float" office:value="0" calcext:value-type="float">
            <text:p>0</text:p>
          </table:table-cell>
          <table:table-cell office:value-type="float" office:value="1800.0016" calcext:value-type="float">
            <text:p>1800.00</text:p>
          </table:table-cell>
          <table:table-cell office:value-type="float" office:value="7745.8604" calcext:value-type="float">
            <text:p>7745.86</text:p>
          </table:table-cell>
          <table:table-cell office:value-type="float" office:value="10216.12" calcext:value-type="float">
            <text:p>10216.12</text:p>
          </table:table-cell>
          <table:table-cell office:value-type="float" office:value="0.2418" calcext:value-type="float">
            <text:p>0.24</text:p>
          </table:table-cell>
          <table:table-cell table:formula="of:=IF([.I2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5.da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843.59961" calcext:value-type="float">
            <text:p>9843.60</text:p>
          </table:table-cell>
          <table:table-cell office:value-type="float" office:value="0" calcext:value-type="float">
            <text:p>0</text:p>
          </table:table-cell>
          <table:table-cell office:value-type="float" office:value="1800.0122" calcext:value-type="float">
            <text:p>1800.01</text:p>
          </table:table-cell>
          <table:table-cell office:value-type="float" office:value="8144.3238" calcext:value-type="float">
            <text:p>8144.32</text:p>
          </table:table-cell>
          <table:table-cell office:value-type="float" office:value="10825.75" calcext:value-type="float">
            <text:p>10825.75</text:p>
          </table:table-cell>
          <table:table-cell office:value-type="float" office:value="0.2477" calcext:value-type="float">
            <text:p>0.25</text:p>
          </table:table-cell>
          <table:table-cell table:formula="of:=IF([.I25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4n25.da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677.86018" calcext:value-type="float">
            <text:p>8677.86</text:p>
          </table:table-cell>
          <table:table-cell office:value-type="float" office:value="0" calcext:value-type="float">
            <text:p>0</text:p>
          </table:table-cell>
          <table:table-cell office:value-type="float" office:value="1800.0068" calcext:value-type="float">
            <text:p>1800.01</text:p>
          </table:table-cell>
          <table:table-cell office:value-type="float" office:value="5991.0429" calcext:value-type="float">
            <text:p>5991.04</text:p>
          </table:table-cell>
          <table:table-cell office:value-type="float" office:value="9749.64" calcext:value-type="float">
            <text:p>9749.64</text:p>
          </table:table-cell>
          <table:table-cell office:value-type="float" office:value="0.3855" calcext:value-type="float">
            <text:p>0.39</text:p>
          </table:table-cell>
          <table:table-cell table:formula="of:=IF([.I2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5.dat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0857.67969" calcext:value-type="float">
            <text:p>10857.68</text:p>
          </table:table-cell>
          <table:table-cell office:value-type="float" office:value="0" calcext:value-type="float">
            <text:p>0</text:p>
          </table:table-cell>
          <table:table-cell office:value-type="float" office:value="1800.0009" calcext:value-type="float">
            <text:p>1800.00</text:p>
          </table:table-cell>
          <table:table-cell office:value-type="float" office:value="9992.3966" calcext:value-type="float">
            <text:p>9992.40</text:p>
          </table:table-cell>
          <table:table-cell office:value-type="float" office:value="10944.09" calcext:value-type="float">
            <text:p>10944.09</text:p>
          </table:table-cell>
          <table:table-cell office:value-type="float" office:value="0.087" calcext:value-type="float">
            <text:p>0.09</text:p>
          </table:table-cell>
          <table:table-cell table:formula="of:=IF([.I27]&lt;0.001;1;0)" office:value-type="float" office:value="0" calcext:value-type="float">
            <text:p>0</text:p>
          </table:table-cell>
        </table:table-row>
        <table:table-row table:style-name="ro2">
          <table:table-cell table:style-name="ce9"/>
          <table:table-cell table:style-name="ce10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</table:table>
      <table:table table:name="highcost_h6" table:style-name="ta1"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Default"/>
        <table:table-column table:style-name="co1" table:number-columns-repeated="4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Archetti 2007</text:p>
          </table:table-cell>
          <table:covered-table-cell table:style-name="ce1"/>
          <table:covered-table-cell table:style-name="Default"/>
          <table:covered-table-cell/>
          <table:table-cell table:style-name="ce16" office:value-type="string" calcext:value-type="string" table:number-columns-spanned="4" table:number-rows-spanned="1">
            <text:p>B&amp;BC</text:p>
          </table:table-cell>
          <table:covered-table-cell table:style-name="ce16"/>
          <table:covered-table-cell table:number-columns-repeated="2" table:style-name="Default"/>
          <table:table-cell/>
        </table:table-row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string" calcext:value-type="string">
            <text:p>abs1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42.81982" calcext:value-type="float">
            <text:p>5942.82</text:p>
          </table:table-cell>
          <table:table-cell office:value-type="float" office:value="0" calcext:value-type="float">
            <text:p>0</text:p>
          </table:table-cell>
          <table:table-cell office:value-type="float" office:value="0.3815" calcext:value-type="float">
            <text:p>0.38</text:p>
          </table:table-cell>
          <table:table-cell table:number-columns-repeated="2" office:value-type="float" office:value="5942.705" calcext:value-type="float">
            <text:p>5942.71</text:p>
          </table:table-cell>
          <table:table-cell office:value-type="float" office:value="0" calcext:value-type="float">
            <text:p>0.00</text:p>
          </table:table-cell>
          <table:table-cell table:formula="of:=IF([.I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45.91009" calcext:value-type="float">
            <text:p>5045.91</text:p>
          </table:table-cell>
          <table:table-cell office:value-type="float" office:value="0" calcext:value-type="float">
            <text:p>0</text:p>
          </table:table-cell>
          <table:table-cell office:value-type="float" office:value="0.5179" calcext:value-type="float">
            <text:p>0.52</text:p>
          </table:table-cell>
          <table:table-cell table:number-columns-repeated="2" office:value-type="float" office:value="5046.1723" calcext:value-type="float">
            <text:p>5046.17</text:p>
          </table:table-cell>
          <table:table-cell office:value-type="float" office:value="0" calcext:value-type="float">
            <text:p>0.00</text:p>
          </table:table-cell>
          <table:table-cell table:formula="of:=IF([.I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56.28008" calcext:value-type="float">
            <text:p>6956.28</text:p>
          </table:table-cell>
          <table:table-cell office:value-type="float" office:value="0" calcext:value-type="float">
            <text:p>0</text:p>
          </table:table-cell>
          <table:table-cell office:value-type="float" office:value="0.2643" calcext:value-type="float">
            <text:p>0.26</text:p>
          </table:table-cell>
          <table:table-cell table:number-columns-repeated="2" office:value-type="float" office:value="6956.28" calcext:value-type="float">
            <text:p>6956.28</text:p>
          </table:table-cell>
          <table:table-cell office:value-type="float" office:value="0" calcext:value-type="float">
            <text:p>0.00</text:p>
          </table:table-cell>
          <table:table-cell table:formula="of:=IF([.I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63.42007" calcext:value-type="float">
            <text:p>5163.42</text:p>
          </table:table-cell>
          <table:table-cell office:value-type="float" office:value="0" calcext:value-type="float">
            <text:p>0</text:p>
          </table:table-cell>
          <table:table-cell office:value-type="float" office:value="0.2853" calcext:value-type="float">
            <text:p>0.29</text:p>
          </table:table-cell>
          <table:table-cell table:number-columns-repeated="2" office:value-type="float" office:value="5161.4689" calcext:value-type="float">
            <text:p>5161.47</text:p>
          </table:table-cell>
          <table:table-cell office:value-type="float" office:value="0" calcext:value-type="float">
            <text:p>0.00</text:p>
          </table:table-cell>
          <table:table-cell table:formula="of:=IF([.I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81.66007" calcext:value-type="float">
            <text:p>4581.66</text:p>
          </table:table-cell>
          <table:table-cell office:value-type="float" office:value="0" calcext:value-type="float">
            <text:p>0</text:p>
          </table:table-cell>
          <table:table-cell office:value-type="float" office:value="0.4543" calcext:value-type="float">
            <text:p>0.45</text:p>
          </table:table-cell>
          <table:table-cell table:number-columns-repeated="2" office:value-type="float" office:value="4581.1183" calcext:value-type="float">
            <text:p>4581.12</text:p>
          </table:table-cell>
          <table:table-cell office:value-type="float" office:value="0" calcext:value-type="float">
            <text:p>0.00</text:p>
          </table:table-cell>
          <table:table-cell table:formula="of:=IF([.I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0.d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870.15014" calcext:value-type="float">
            <text:p>8870.15</text:p>
          </table:table-cell>
          <table:table-cell office:value-type="float" office:value="0" calcext:value-type="float">
            <text:p>0</text:p>
          </table:table-cell>
          <table:table-cell office:value-type="float" office:value="11.7777" calcext:value-type="float">
            <text:p>11.78</text:p>
          </table:table-cell>
          <table:table-cell table:number-columns-repeated="2" office:value-type="float" office:value="8871.0183" calcext:value-type="float">
            <text:p>8871.02</text:p>
          </table:table-cell>
          <table:table-cell office:value-type="float" office:value="0" calcext:value-type="float">
            <text:p>0.00</text:p>
          </table:table-cell>
          <table:table-cell table:formula="of:=IF([.I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0.d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569.73012" calcext:value-type="float">
            <text:p>8569.73</text:p>
          </table:table-cell>
          <table:table-cell office:value-type="float" office:value="0" calcext:value-type="float">
            <text:p>0</text:p>
          </table:table-cell>
          <table:table-cell office:value-type="float" office:value="12.9529" calcext:value-type="float">
            <text:p>12.95</text:p>
          </table:table-cell>
          <table:table-cell office:value-type="float" office:value="8570.2272" calcext:value-type="float">
            <text:p>8570.23</text:p>
          </table:table-cell>
          <table:table-cell office:value-type="float" office:value="8570.295" calcext:value-type="float">
            <text:p>8570.30</text:p>
          </table:table-cell>
          <table:table-cell office:value-type="float" office:value="0" calcext:value-type="float">
            <text:p>0.00</text:p>
          </table:table-cell>
          <table:table-cell table:formula="of:=IF([.I9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0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509.80957" calcext:value-type="float">
            <text:p>8509.81</text:p>
          </table:table-cell>
          <table:table-cell office:value-type="float" office:value="0" calcext:value-type="float">
            <text:p>0</text:p>
          </table:table-cell>
          <table:table-cell office:value-type="float" office:value="34.5626" calcext:value-type="float">
            <text:p>34.56</text:p>
          </table:table-cell>
          <table:table-cell office:value-type="float" office:value="8509.1421" calcext:value-type="float">
            <text:p>8509.14</text:p>
          </table:table-cell>
          <table:table-cell office:value-type="float" office:value="8509.81" calcext:value-type="float">
            <text:p>8509.81</text:p>
          </table:table-cell>
          <table:table-cell office:value-type="float" office:value="0.0001" calcext:value-type="float">
            <text:p>0.00</text:p>
          </table:table-cell>
          <table:table-cell table:formula="of:=IF([.I1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0.d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92.29012" calcext:value-type="float">
            <text:p>8792.29</text:p>
          </table:table-cell>
          <table:table-cell office:value-type="float" office:value="0" calcext:value-type="float">
            <text:p>0</text:p>
          </table:table-cell>
          <table:table-cell office:value-type="float" office:value="7.1202" calcext:value-type="float">
            <text:p>7.12</text:p>
          </table:table-cell>
          <table:table-cell table:number-columns-repeated="2" office:value-type="float" office:value="8793.4847" calcext:value-type="float">
            <text:p>8793.48</text:p>
          </table:table-cell>
          <table:table-cell office:value-type="float" office:value="0" calcext:value-type="float">
            <text:p>0.00</text:p>
          </table:table-cell>
          <table:table-cell table:formula="of:=IF([.I11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0.da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620.07015" calcext:value-type="float">
            <text:p>9620.07</text:p>
          </table:table-cell>
          <table:table-cell office:value-type="float" office:value="0" calcext:value-type="float">
            <text:p>0</text:p>
          </table:table-cell>
          <table:table-cell office:value-type="float" office:value="14.2547" calcext:value-type="float">
            <text:p>14.25</text:p>
          </table:table-cell>
          <table:table-cell office:value-type="float" office:value="9619.1355" calcext:value-type="float">
            <text:p>9619.14</text:p>
          </table:table-cell>
          <table:table-cell office:value-type="float" office:value="9620.07" calcext:value-type="float">
            <text:p>9620.07</text:p>
          </table:table-cell>
          <table:table-cell office:value-type="float" office:value="0.0001" calcext:value-type="float">
            <text:p>0.00</text:p>
          </table:table-cell>
          <table:table-cell table:formula="of:=IF([.I1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5.da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118.83008" calcext:value-type="float">
            <text:p>12118.83</text:p>
          </table:table-cell>
          <table:table-cell office:value-type="float" office:value="0" calcext:value-type="float">
            <text:p>0</text:p>
          </table:table-cell>
          <table:table-cell office:value-type="float" office:value="1800.0006" calcext:value-type="float">
            <text:p>1800.00</text:p>
          </table:table-cell>
          <table:table-cell office:value-type="float" office:value="11171.3692" calcext:value-type="float">
            <text:p>11171.37</text:p>
          </table:table-cell>
          <table:table-cell office:value-type="float" office:value="12128.1762" calcext:value-type="float">
            <text:p>12128.18</text:p>
          </table:table-cell>
          <table:table-cell office:value-type="float" office:value="0.0789" calcext:value-type="float">
            <text:p>0.08</text:p>
          </table:table-cell>
          <table:table-cell table:formula="of:=IF([.I1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15.dat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1932.10023" calcext:value-type="float">
            <text:p>11932.10</text:p>
          </table:table-cell>
          <table:table-cell office:value-type="float" office:value="0" calcext:value-type="float">
            <text:p>0</text:p>
          </table:table-cell>
          <table:table-cell office:value-type="float" office:value="1800.0026" calcext:value-type="float">
            <text:p>1800.00</text:p>
          </table:table-cell>
          <table:table-cell office:value-type="float" office:value="11503.5679" calcext:value-type="float">
            <text:p>11503.57</text:p>
          </table:table-cell>
          <table:table-cell office:value-type="float" office:value="11932.1" calcext:value-type="float">
            <text:p>11932.10</text:p>
          </table:table-cell>
          <table:table-cell office:value-type="float" office:value="0.0359" calcext:value-type="float">
            <text:p>0.04</text:p>
          </table:table-cell>
          <table:table-cell table:formula="of:=IF([.I1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15.dat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554.15029" calcext:value-type="float">
            <text:p>13554.15</text:p>
          </table:table-cell>
          <table:table-cell office:value-type="float" office:value="0" calcext:value-type="float">
            <text:p>0</text:p>
          </table:table-cell>
          <table:table-cell office:value-type="float" office:value="1295.276" calcext:value-type="float">
            <text:p>1295.28</text:p>
          </table:table-cell>
          <table:table-cell office:value-type="float" office:value="13552.8176" calcext:value-type="float">
            <text:p>13552.82</text:p>
          </table:table-cell>
          <table:table-cell office:value-type="float" office:value="13554.15" calcext:value-type="float">
            <text:p>13554.15</text:p>
          </table:table-cell>
          <table:table-cell office:value-type="float" office:value="0.0001" calcext:value-type="float">
            <text:p>0.00</text:p>
          </table:table-cell>
          <table:table-cell table:formula="of:=IF([.I1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5.da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18.55018" calcext:value-type="float">
            <text:p>10618.55</text:p>
          </table:table-cell>
          <table:table-cell office:value-type="float" office:value="0" calcext:value-type="float">
            <text:p>0</text:p>
          </table:table-cell>
          <table:table-cell office:value-type="float" office:value="1800.0013" calcext:value-type="float">
            <text:p>1800.00</text:p>
          </table:table-cell>
          <table:table-cell office:value-type="float" office:value="10230.0268" calcext:value-type="float">
            <text:p>10230.03</text:p>
          </table:table-cell>
          <table:table-cell office:value-type="float" office:value="10617.8439" calcext:value-type="float">
            <text:p>10617.84</text:p>
          </table:table-cell>
          <table:table-cell office:value-type="float" office:value="0.0365" calcext:value-type="float">
            <text:p>0.04</text:p>
          </table:table-cell>
          <table:table-cell table:formula="of:=IF([.I1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15.dat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385.54016" calcext:value-type="float">
            <text:p>10385.54</text:p>
          </table:table-cell>
          <table:table-cell office:value-type="float" office:value="0" calcext:value-type="float">
            <text:p>0</text:p>
          </table:table-cell>
          <table:table-cell office:value-type="float" office:value="865.5633" calcext:value-type="float">
            <text:p>865.56</text:p>
          </table:table-cell>
          <table:table-cell office:value-type="float" office:value="10384.5137" calcext:value-type="float">
            <text:p>10384.51</text:p>
          </table:table-cell>
          <table:table-cell office:value-type="float" office:value="10385.54" calcext:value-type="float">
            <text:p>10385.54</text:p>
          </table:table-cell>
          <table:table-cell office:value-type="float" office:value="0.0001" calcext:value-type="float">
            <text:p>0.00</text:p>
          </table:table-cell>
          <table:table-cell table:formula="of:=IF([.I1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0.dat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14702.95029" calcext:value-type="float">
            <text:p>14702.95</text:p>
          </table:table-cell>
          <table:table-cell office:value-type="float" office:value="0" calcext:value-type="float">
            <text:p>0</text:p>
          </table:table-cell>
          <table:table-cell office:value-type="float" office:value="1800.0293" calcext:value-type="float">
            <text:p>1800.03</text:p>
          </table:table-cell>
          <table:table-cell office:value-type="float" office:value="12122.2684" calcext:value-type="float">
            <text:p>12122.27</text:p>
          </table:table-cell>
          <table:table-cell office:value-type="float" office:value="15308.051" calcext:value-type="float">
            <text:p>15308.05</text:p>
          </table:table-cell>
          <table:table-cell office:value-type="float" office:value="0.2081" calcext:value-type="float">
            <text:p>0.21</text:p>
          </table:table-cell>
          <table:table-cell table:formula="of:=IF([.I18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0.dat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14646.9603" calcext:value-type="float">
            <text:p>14646.96</text:p>
          </table:table-cell>
          <table:table-cell office:value-type="float" office:value="0" calcext:value-type="float">
            <text:p>0</text:p>
          </table:table-cell>
          <table:table-cell office:value-type="float" office:value="1800.0055" calcext:value-type="float">
            <text:p>1800.01</text:p>
          </table:table-cell>
          <table:table-cell office:value-type="float" office:value="11132.2519" calcext:value-type="float">
            <text:p>11132.25</text:p>
          </table:table-cell>
          <table:table-cell office:value-type="float" office:value="15538.3325" calcext:value-type="float">
            <text:p>15538.33</text:p>
          </table:table-cell>
          <table:table-cell office:value-type="float" office:value="0.2836" calcext:value-type="float">
            <text:p>0.28</text:p>
          </table:table-cell>
          <table:table-cell table:formula="of:=IF([.I19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0.dat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532.91028" calcext:value-type="float">
            <text:p>14532.91</text:p>
          </table:table-cell>
          <table:table-cell office:value-type="float" office:value="0" calcext:value-type="float">
            <text:p>0</text:p>
          </table:table-cell>
          <table:table-cell office:value-type="float" office:value="1800.0236" calcext:value-type="float">
            <text:p>1800.02</text:p>
          </table:table-cell>
          <table:table-cell office:value-type="float" office:value="8740.2722" calcext:value-type="float">
            <text:p>8740.27</text:p>
          </table:table-cell>
          <table:table-cell office:value-type="float" office:value="15322.964" calcext:value-type="float">
            <text:p>15322.96</text:p>
          </table:table-cell>
          <table:table-cell office:value-type="float" office:value="0.4296" calcext:value-type="float">
            <text:p>0.43</text:p>
          </table:table-cell>
          <table:table-cell table:formula="of:=IF([.I20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4n20.dat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14539.72025" calcext:value-type="float">
            <text:p>14539.72</text:p>
          </table:table-cell>
          <table:table-cell office:value-type="float" office:value="0" calcext:value-type="float">
            <text:p>0</text:p>
          </table:table-cell>
          <table:table-cell office:value-type="float" office:value="1800.0504" calcext:value-type="float">
            <text:p>1800.05</text:p>
          </table:table-cell>
          <table:table-cell office:value-type="float" office:value="10958.8241" calcext:value-type="float">
            <text:p>10958.82</text:p>
          </table:table-cell>
          <table:table-cell office:value-type="float" office:value="15544.0096" calcext:value-type="float">
            <text:p>15544.01</text:p>
          </table:table-cell>
          <table:table-cell office:value-type="float" office:value="0.295" calcext:value-type="float">
            <text:p>0.30</text:p>
          </table:table-cell>
          <table:table-cell table:formula="of:=IF([.I21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0.dat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15896.71026" calcext:value-type="float">
            <text:p>15896.71</text:p>
          </table:table-cell>
          <table:table-cell office:value-type="float" office:value="0" calcext:value-type="float">
            <text:p>0</text:p>
          </table:table-cell>
          <table:table-cell office:value-type="float" office:value="1800.0077" calcext:value-type="float">
            <text:p>1800.01</text:p>
          </table:table-cell>
          <table:table-cell office:value-type="float" office:value="12696.1502" calcext:value-type="float">
            <text:p>12696.15</text:p>
          </table:table-cell>
          <table:table-cell office:value-type="float" office:value="16939.91" calcext:value-type="float">
            <text:p>16939.91</text:p>
          </table:table-cell>
          <table:table-cell office:value-type="float" office:value="0.2505" calcext:value-type="float">
            <text:p>0.25</text:p>
          </table:table-cell>
          <table:table-cell table:formula="of:=IF([.I22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1n25.dat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15581.47028" calcext:value-type="float">
            <text:p>15581.47</text:p>
          </table:table-cell>
          <table:table-cell office:value-type="float" office:value="0" calcext:value-type="float">
            <text:p>0</text:p>
          </table:table-cell>
          <table:table-cell office:value-type="float" office:value="1800.0038" calcext:value-type="float">
            <text:p>1800.00</text:p>
          </table:table-cell>
          <table:table-cell office:value-type="float" office:value="9431.7728" calcext:value-type="float">
            <text:p>9431.77</text:p>
          </table:table-cell>
          <table:table-cell office:value-type="float" office:value="18171.08" calcext:value-type="float">
            <text:p>18171.08</text:p>
          </table:table-cell>
          <table:table-cell office:value-type="float" office:value="0.4809" calcext:value-type="float">
            <text:p>0.48</text:p>
          </table:table-cell>
          <table:table-cell table:formula="of:=IF([.I2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5.dat</text:p>
          </table:table-cell>
          <table:table-cell office:value-type="float" office:value="1732" calcext:value-type="float">
            <text:p>1732</text:p>
          </table:table-cell>
          <table:table-cell table:number-columns-repeated="2" office:value-type="float" office:value="16823.16032" calcext:value-type="float">
            <text:p>16823.16</text:p>
          </table:table-cell>
          <table:table-cell office:value-type="float" office:value="0" calcext:value-type="float">
            <text:p>0</text:p>
          </table:table-cell>
          <table:table-cell office:value-type="float" office:value="1800.0049" calcext:value-type="float">
            <text:p>1800.00</text:p>
          </table:table-cell>
          <table:table-cell office:value-type="float" office:value="10470.155" calcext:value-type="float">
            <text:p>10470.16</text:p>
          </table:table-cell>
          <table:table-cell office:value-type="float" office:value="18948.49" calcext:value-type="float">
            <text:p>18948.49</text:p>
          </table:table-cell>
          <table:table-cell office:value-type="float" office:value="0.4474" calcext:value-type="float">
            <text:p>0.45</text:p>
          </table:table-cell>
          <table:table-cell table:formula="of:=IF([.I2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5.dat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18098.02036" calcext:value-type="float">
            <text:p>18098.02</text:p>
          </table:table-cell>
          <table:table-cell office:value-type="float" office:value="0" calcext:value-type="float">
            <text:p>0</text:p>
          </table:table-cell>
          <table:table-cell office:value-type="float" office:value="1800.0169" calcext:value-type="float">
            <text:p>1800.02</text:p>
          </table:table-cell>
          <table:table-cell office:value-type="float" office:value="11600.2992" calcext:value-type="float">
            <text:p>11600.30</text:p>
          </table:table-cell>
          <table:table-cell office:value-type="float" office:value="21085.18" calcext:value-type="float">
            <text:p>21085.18</text:p>
          </table:table-cell>
          <table:table-cell office:value-type="float" office:value="0.4498" calcext:value-type="float">
            <text:p>0.45</text:p>
          </table:table-cell>
          <table:table-cell table:formula="of:=IF([.I25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4n25.dat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16303.69029" calcext:value-type="float">
            <text:p>16303.69</text:p>
          </table:table-cell>
          <table:table-cell office:value-type="float" office:value="0" calcext:value-type="float">
            <text:p>0</text:p>
          </table:table-cell>
          <table:table-cell office:value-type="float" office:value="1800.0596" calcext:value-type="float">
            <text:p>1800.06</text:p>
          </table:table-cell>
          <table:table-cell office:value-type="float" office:value="9796.6209" calcext:value-type="float">
            <text:p>9796.62</text:p>
          </table:table-cell>
          <table:table-cell office:value-type="float" office:value="18830.16" calcext:value-type="float">
            <text:p>18830.16</text:p>
          </table:table-cell>
          <table:table-cell office:value-type="float" office:value="0.4797" calcext:value-type="float">
            <text:p>0.48</text:p>
          </table:table-cell>
          <table:table-cell table:formula="of:=IF([.I2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5.dat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float" office:value="19047.70037" calcext:value-type="float">
            <text:p>19047.70</text:p>
          </table:table-cell>
          <table:table-cell office:value-type="float" office:value="0" calcext:value-type="float">
            <text:p>0</text:p>
          </table:table-cell>
          <table:table-cell office:value-type="float" office:value="1800.0032" calcext:value-type="float">
            <text:p>1800.00</text:p>
          </table:table-cell>
          <table:table-cell office:value-type="float" office:value="12963.1932" calcext:value-type="float">
            <text:p>12963.19</text:p>
          </table:table-cell>
          <table:table-cell office:value-type="float" office:value="21429.26" calcext:value-type="float">
            <text:p>21429.26</text:p>
          </table:table-cell>
          <table:table-cell office:value-type="float" office:value="0.3951" calcext:value-type="float">
            <text:p>0.40</text:p>
          </table:table-cell>
          <table:table-cell table:formula="of:=IF([.I27]&lt;0.001;1;0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0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</table:table>
      <table:table table:name="lowcost_h3" table:style-name="ta1"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ce10"/>
        <table:table-column table:style-name="co1" table:default-cell-style-name="Default"/>
        <table:table-column table:style-name="co1" table:number-columns-repeated="4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Archetti 2007</text:p>
          </table:table-cell>
          <table:covered-table-cell table:style-name="ce1"/>
          <table:covered-table-cell table:style-name="Default"/>
          <table:covered-table-cell/>
          <table:table-cell table:style-name="ce16" office:value-type="string" calcext:value-type="string" table:number-columns-spanned="4" table:number-rows-spanned="1">
            <text:p>B&amp;BC</text:p>
          </table:table-cell>
          <table:covered-table-cell table:style-name="ce16"/>
          <table:covered-table-cell table:number-columns-repeated="2" table:style-name="Default"/>
          <table:table-cell/>
        </table:table-row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string" calcext:value-type="string">
            <text:p>abs1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1.68" calcext:value-type="float">
            <text:p>1281.68</text:p>
          </table:table-cell>
          <table:table-cell office:value-type="float" office:value="0" calcext:value-type="float">
            <text:p>0</text:p>
          </table:table-cell>
          <table:table-cell office:value-type="float" office:value="0.1157" calcext:value-type="float">
            <text:p>0.12</text:p>
          </table:table-cell>
          <table:table-cell table:number-columns-repeated="2" office:value-type="float" office:value="1282.032" calcext:value-type="float">
            <text:p>1282.03</text:p>
          </table:table-cell>
          <table:table-cell office:value-type="float" office:value="0" calcext:value-type="float">
            <text:p>0.00</text:p>
          </table:table-cell>
          <table:table-cell table:formula="of:=IF([.I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6.63" calcext:value-type="float">
            <text:p>1176.63</text:p>
          </table:table-cell>
          <table:table-cell office:value-type="float" office:value="0" calcext:value-type="float">
            <text:p>0</text:p>
          </table:table-cell>
          <table:table-cell office:value-type="float" office:value="0.1073" calcext:value-type="float">
            <text:p>0.11</text:p>
          </table:table-cell>
          <table:table-cell table:number-columns-repeated="2" office:value-type="float" office:value="1176.8923" calcext:value-type="float">
            <text:p>1176.89</text:p>
          </table:table-cell>
          <table:table-cell office:value-type="float" office:value="0" calcext:value-type="float">
            <text:p>0.00</text:p>
          </table:table-cell>
          <table:table-cell table:formula="of:=IF([.I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0.65" calcext:value-type="float">
            <text:p>2020.65</text:p>
          </table:table-cell>
          <table:table-cell office:value-type="float" office:value="0" calcext:value-type="float">
            <text:p>0</text:p>
          </table:table-cell>
          <table:table-cell office:value-type="float" office:value="0.1271" calcext:value-type="float">
            <text:p>0.13</text:p>
          </table:table-cell>
          <table:table-cell table:number-columns-repeated="2" office:value-type="float" office:value="2022.6735" calcext:value-type="float">
            <text:p>2022.67</text:p>
          </table:table-cell>
          <table:table-cell office:value-type="float" office:value="0" calcext:value-type="float">
            <text:p>0.00</text:p>
          </table:table-cell>
          <table:table-cell table:formula="of:=IF([.I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9.43" calcext:value-type="float">
            <text:p>1449.43</text:p>
          </table:table-cell>
          <table:table-cell office:value-type="float" office:value="0" calcext:value-type="float">
            <text:p>0</text:p>
          </table:table-cell>
          <table:table-cell office:value-type="float" office:value="0.1162" calcext:value-type="float">
            <text:p>0.12</text:p>
          </table:table-cell>
          <table:table-cell table:number-columns-repeated="2" office:value-type="float" office:value="1449.43" calcext:value-type="float">
            <text:p>1449.43</text:p>
          </table:table-cell>
          <table:table-cell office:value-type="float" office:value="0" calcext:value-type="float">
            <text:p>0.00</text:p>
          </table:table-cell>
          <table:table-cell table:formula="of:=IF([.I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5.4" calcext:value-type="float">
            <text:p>1165.40</text:p>
          </table:table-cell>
          <table:table-cell office:value-type="float" office:value="0" calcext:value-type="float">
            <text:p>0</text:p>
          </table:table-cell>
          <table:table-cell office:value-type="float" office:value="0.0746" calcext:value-type="float">
            <text:p>0.07</text:p>
          </table:table-cell>
          <table:table-cell table:number-columns-repeated="2" office:value-type="float" office:value="1165.1776" calcext:value-type="float">
            <text:p>1165.18</text:p>
          </table:table-cell>
          <table:table-cell office:value-type="float" office:value="0" calcext:value-type="float">
            <text:p>0.00</text:p>
          </table:table-cell>
          <table:table-cell table:formula="of:=IF([.I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67.36999" calcext:value-type="float">
            <text:p>2167.37</text:p>
          </table:table-cell>
          <table:table-cell office:value-type="float" office:value="0" calcext:value-type="float">
            <text:p>0</text:p>
          </table:table-cell>
          <table:table-cell office:value-type="float" office:value="0.9957" calcext:value-type="float">
            <text:p>1.00</text:p>
          </table:table-cell>
          <table:table-cell table:number-columns-repeated="2" office:value-type="float" office:value="2168.2383" calcext:value-type="float">
            <text:p>2168.24</text:p>
          </table:table-cell>
          <table:table-cell office:value-type="float" office:value="0" calcext:value-type="float">
            <text:p>0.00</text:p>
          </table:table-cell>
          <table:table-cell table:formula="of:=IF([.I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10.12988" calcext:value-type="float">
            <text:p>2510.13</text:p>
          </table:table-cell>
          <table:table-cell office:value-type="float" office:value="0" calcext:value-type="float">
            <text:p>0</text:p>
          </table:table-cell>
          <table:table-cell office:value-type="float" office:value="0.9145" calcext:value-type="float">
            <text:p>0.91</text:p>
          </table:table-cell>
          <table:table-cell office:value-type="float" office:value="2510.0963" calcext:value-type="float">
            <text:p>2510.10</text:p>
          </table:table-cell>
          <table:table-cell office:value-type="float" office:value="2510.13" calcext:value-type="float">
            <text:p>2510.13</text:p>
          </table:table-cell>
          <table:table-cell office:value-type="float" office:value="0" calcext:value-type="float">
            <text:p>0.00</text:p>
          </table:table-cell>
          <table:table-cell table:formula="of:=IF([.I9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9.67993" calcext:value-type="float">
            <text:p>2099.68</text:p>
          </table:table-cell>
          <table:table-cell office:value-type="float" office:value="0" calcext:value-type="float">
            <text:p>0</text:p>
          </table:table-cell>
          <table:table-cell office:value-type="float" office:value="0.9493" calcext:value-type="float">
            <text:p>0.95</text:p>
          </table:table-cell>
          <table:table-cell table:number-columns-repeated="2" office:value-type="float" office:value="2099.68" calcext:value-type="float">
            <text:p>2099.68</text:p>
          </table:table-cell>
          <table:table-cell office:value-type="float" office:value="0" calcext:value-type="float">
            <text:p>0.00</text:p>
          </table:table-cell>
          <table:table-cell table:formula="of:=IF([.I1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8.00999" calcext:value-type="float">
            <text:p>2188.01</text:p>
          </table:table-cell>
          <table:table-cell office:value-type="float" office:value="0" calcext:value-type="float">
            <text:p>0</text:p>
          </table:table-cell>
          <table:table-cell office:value-type="float" office:value="0.5605" calcext:value-type="float">
            <text:p>0.56</text:p>
          </table:table-cell>
          <table:table-cell table:number-columns-repeated="2" office:value-type="float" office:value="2187.9954" calcext:value-type="float">
            <text:p>2188.00</text:p>
          </table:table-cell>
          <table:table-cell office:value-type="float" office:value="0" calcext:value-type="float">
            <text:p>0.00</text:p>
          </table:table-cell>
          <table:table-cell table:formula="of:=IF([.I11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0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8.15" calcext:value-type="float">
            <text:p>2178.15</text:p>
          </table:table-cell>
          <table:table-cell office:value-type="float" office:value="0" calcext:value-type="float">
            <text:p>0</text:p>
          </table:table-cell>
          <table:table-cell office:value-type="float" office:value="1.0651" calcext:value-type="float">
            <text:p>1.07</text:p>
          </table:table-cell>
          <table:table-cell table:number-columns-repeated="2" office:value-type="float" office:value="2178.15" calcext:value-type="float">
            <text:p>2178.15</text:p>
          </table:table-cell>
          <table:table-cell office:value-type="float" office:value="0" calcext:value-type="float">
            <text:p>0.00</text:p>
          </table:table-cell>
          <table:table-cell table:formula="of:=IF([.I1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36.52999" calcext:value-type="float">
            <text:p>2236.53</text:p>
          </table:table-cell>
          <table:table-cell office:value-type="float" office:value="0" calcext:value-type="float">
            <text:p>0</text:p>
          </table:table-cell>
          <table:table-cell office:value-type="float" office:value="14.9817" calcext:value-type="float">
            <text:p>14.98</text:p>
          </table:table-cell>
          <table:table-cell office:value-type="float" office:value="2236.3734" calcext:value-type="float">
            <text:p>2236.37</text:p>
          </table:table-cell>
          <table:table-cell office:value-type="float" office:value="2236.5594" calcext:value-type="float">
            <text:p>2236.56</text:p>
          </table:table-cell>
          <table:table-cell office:value-type="float" office:value="0.0001" calcext:value-type="float">
            <text:p>0.00</text:p>
          </table:table-cell>
          <table:table-cell table:formula="of:=IF([.I1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5.d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6.20996" calcext:value-type="float">
            <text:p>2506.21</text:p>
          </table:table-cell>
          <table:table-cell office:value-type="float" office:value="0" calcext:value-type="float">
            <text:p>0</text:p>
          </table:table-cell>
          <table:table-cell office:value-type="float" office:value="10.1976" calcext:value-type="float">
            <text:p>10.20</text:p>
          </table:table-cell>
          <table:table-cell office:value-type="float" office:value="2506.1091" calcext:value-type="float">
            <text:p>2506.11</text:p>
          </table:table-cell>
          <table:table-cell office:value-type="float" office:value="2506.21" calcext:value-type="float">
            <text:p>2506.21</text:p>
          </table:table-cell>
          <table:table-cell office:value-type="float" office:value="0" calcext:value-type="float">
            <text:p>0.00</text:p>
          </table:table-cell>
          <table:table-cell table:formula="of:=IF([.I1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5.d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41.05999" calcext:value-type="float">
            <text:p>2841.06</text:p>
          </table:table-cell>
          <table:table-cell office:value-type="float" office:value="0" calcext:value-type="float">
            <text:p>0</text:p>
          </table:table-cell>
          <table:table-cell office:value-type="float" office:value="8.0891" calcext:value-type="float">
            <text:p>8.09</text:p>
          </table:table-cell>
          <table:table-cell table:number-columns-repeated="2" office:value-type="float" office:value="2841.2967" calcext:value-type="float">
            <text:p>2841.30</text:p>
          </table:table-cell>
          <table:table-cell office:value-type="float" office:value="0" calcext:value-type="float">
            <text:p>0.00</text:p>
          </table:table-cell>
          <table:table-cell table:formula="of:=IF([.I1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5.d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30.06999" calcext:value-type="float">
            <text:p>2430.07</text:p>
          </table:table-cell>
          <table:table-cell office:value-type="float" office:value="0" calcext:value-type="float">
            <text:p>0</text:p>
          </table:table-cell>
          <table:table-cell office:value-type="float" office:value="13.0344" calcext:value-type="float">
            <text:p>13.03</text:p>
          </table:table-cell>
          <table:table-cell office:value-type="float" office:value="2429.1759" calcext:value-type="float">
            <text:p>2429.18</text:p>
          </table:table-cell>
          <table:table-cell office:value-type="float" office:value="2429.3639" calcext:value-type="float">
            <text:p>2429.36</text:p>
          </table:table-cell>
          <table:table-cell office:value-type="float" office:value="0.0001" calcext:value-type="float">
            <text:p>0.00</text:p>
          </table:table-cell>
          <table:table-cell table:formula="of:=IF([.I1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5.d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53.49999" calcext:value-type="float">
            <text:p>2453.50</text:p>
          </table:table-cell>
          <table:table-cell office:value-type="float" office:value="0" calcext:value-type="float">
            <text:p>0</text:p>
          </table:table-cell>
          <table:table-cell office:value-type="float" office:value="12.5429" calcext:value-type="float">
            <text:p>12.54</text:p>
          </table:table-cell>
          <table:table-cell office:value-type="float" office:value="2453.3049" calcext:value-type="float">
            <text:p>2453.30</text:p>
          </table:table-cell>
          <table:table-cell office:value-type="float" office:value="2453.5" calcext:value-type="float">
            <text:p>2453.50</text:p>
          </table:table-cell>
          <table:table-cell office:value-type="float" office:value="0.0001" calcext:value-type="float">
            <text:p>0.00</text:p>
          </table:table-cell>
          <table:table-cell table:formula="of:=IF([.I1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0.da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93.28999" calcext:value-type="float">
            <text:p>2793.29</text:p>
          </table:table-cell>
          <table:table-cell office:value-type="float" office:value="0" calcext:value-type="float">
            <text:p>0</text:p>
          </table:table-cell>
          <table:table-cell office:value-type="float" office:value="261.8429" calcext:value-type="float">
            <text:p>261.84</text:p>
          </table:table-cell>
          <table:table-cell office:value-type="float" office:value="2793.652" calcext:value-type="float">
            <text:p>2793.65</text:p>
          </table:table-cell>
          <table:table-cell office:value-type="float" office:value="2793.8858" calcext:value-type="float">
            <text:p>2793.89</text:p>
          </table:table-cell>
          <table:table-cell office:value-type="float" office:value="0.0001" calcext:value-type="float">
            <text:p>0.00</text:p>
          </table:table-cell>
          <table:table-cell table:formula="of:=IF([.I1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20.da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99.89999" calcext:value-type="float">
            <text:p>2799.90</text:p>
          </table:table-cell>
          <table:table-cell office:value-type="float" office:value="0" calcext:value-type="float">
            <text:p>0</text:p>
          </table:table-cell>
          <table:table-cell office:value-type="float" office:value="1800.0027" calcext:value-type="float">
            <text:p>1800.00</text:p>
          </table:table-cell>
          <table:table-cell office:value-type="float" office:value="2580.8682" calcext:value-type="float">
            <text:p>2580.87</text:p>
          </table:table-cell>
          <table:table-cell office:value-type="float" office:value="2841.5913" calcext:value-type="float">
            <text:p>2841.59</text:p>
          </table:table-cell>
          <table:table-cell office:value-type="float" office:value="0.0918" calcext:value-type="float">
            <text:p>0.09</text:p>
          </table:table-cell>
          <table:table-cell table:formula="of:=IF([.I19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0.da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01.59999" calcext:value-type="float">
            <text:p>3101.60</text:p>
          </table:table-cell>
          <table:table-cell office:value-type="float" office:value="0" calcext:value-type="float">
            <text:p>0</text:p>
          </table:table-cell>
          <table:table-cell office:value-type="float" office:value="180.2009" calcext:value-type="float">
            <text:p>180.20</text:p>
          </table:table-cell>
          <table:table-cell office:value-type="float" office:value="3101.3046" calcext:value-type="float">
            <text:p>3101.30</text:p>
          </table:table-cell>
          <table:table-cell office:value-type="float" office:value="3101.6" calcext:value-type="float">
            <text:p>3101.60</text:p>
          </table:table-cell>
          <table:table-cell office:value-type="float" office:value="0.0001" calcext:value-type="float">
            <text:p>0.00</text:p>
          </table:table-cell>
          <table:table-cell table:formula="of:=IF([.I2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20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39.30999" calcext:value-type="float">
            <text:p>3239.31</text:p>
          </table:table-cell>
          <table:table-cell office:value-type="float" office:value="0" calcext:value-type="float">
            <text:p>0</text:p>
          </table:table-cell>
          <table:table-cell office:value-type="float" office:value="456.1736" calcext:value-type="float">
            <text:p>456.17</text:p>
          </table:table-cell>
          <table:table-cell office:value-type="float" office:value="3239.001" calcext:value-type="float">
            <text:p>3239.00</text:p>
          </table:table-cell>
          <table:table-cell office:value-type="float" office:value="3239.31" calcext:value-type="float">
            <text:p>3239.31</text:p>
          </table:table-cell>
          <table:table-cell office:value-type="float" office:value="0.0001" calcext:value-type="float">
            <text:p>0.00</text:p>
          </table:table-cell>
          <table:table-cell table:formula="of:=IF([.I21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20.d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330.98999" calcext:value-type="float">
            <text:p>3330.99</text:p>
          </table:table-cell>
          <table:table-cell office:value-type="float" office:value="0" calcext:value-type="float">
            <text:p>0</text:p>
          </table:table-cell>
          <table:table-cell office:value-type="float" office:value="178.1283" calcext:value-type="float">
            <text:p>178.13</text:p>
          </table:table-cell>
          <table:table-cell office:value-type="float" office:value="3330.6749" calcext:value-type="float">
            <text:p>3330.67</text:p>
          </table:table-cell>
          <table:table-cell office:value-type="float" office:value="3330.99" calcext:value-type="float">
            <text:p>3330.99</text:p>
          </table:table-cell>
          <table:table-cell office:value-type="float" office:value="0.0001" calcext:value-type="float">
            <text:p>0.00</text:p>
          </table:table-cell>
          <table:table-cell table:formula="of:=IF([.I2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5.dat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09.63999" calcext:value-type="float">
            <text:p>3309.64</text:p>
          </table:table-cell>
          <table:table-cell office:value-type="float" office:value="0" calcext:value-type="float">
            <text:p>0</text:p>
          </table:table-cell>
          <table:table-cell office:value-type="float" office:value="1800.0045" calcext:value-type="float">
            <text:p>1800.00</text:p>
          </table:table-cell>
          <table:table-cell office:value-type="float" office:value="2393.3241" calcext:value-type="float">
            <text:p>2393.32</text:p>
          </table:table-cell>
          <table:table-cell office:value-type="float" office:value="3926.7804" calcext:value-type="float">
            <text:p>3926.78</text:p>
          </table:table-cell>
          <table:table-cell office:value-type="float" office:value="0.3905" calcext:value-type="float">
            <text:p>0.39</text:p>
          </table:table-cell>
          <table:table-cell table:formula="of:=IF([.I2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5.dat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495.96999" calcext:value-type="float">
            <text:p>3495.97</text:p>
          </table:table-cell>
          <table:table-cell office:value-type="float" office:value="0" calcext:value-type="float">
            <text:p>0</text:p>
          </table:table-cell>
          <table:table-cell office:value-type="float" office:value="1800.0022" calcext:value-type="float">
            <text:p>1800.00</text:p>
          </table:table-cell>
          <table:table-cell office:value-type="float" office:value="3099.7696" calcext:value-type="float">
            <text:p>3099.77</text:p>
          </table:table-cell>
          <table:table-cell office:value-type="float" office:value="3498.9691" calcext:value-type="float">
            <text:p>3498.97</text:p>
          </table:table-cell>
          <table:table-cell office:value-type="float" office:value="0.1141" calcext:value-type="float">
            <text:p>0.11</text:p>
          </table:table-cell>
          <table:table-cell table:formula="of:=IF([.I2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5.dat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481.44999" calcext:value-type="float">
            <text:p>3481.45</text:p>
          </table:table-cell>
          <table:table-cell office:value-type="float" office:value="0" calcext:value-type="float">
            <text:p>0</text:p>
          </table:table-cell>
          <table:table-cell office:value-type="float" office:value="737.4352" calcext:value-type="float">
            <text:p>737.44</text:p>
          </table:table-cell>
          <table:table-cell office:value-type="float" office:value="3481.1134" calcext:value-type="float">
            <text:p>3481.11</text:p>
          </table:table-cell>
          <table:table-cell office:value-type="float" office:value="3481.45" calcext:value-type="float">
            <text:p>3481.45</text:p>
          </table:table-cell>
          <table:table-cell office:value-type="float" office:value="0.0001" calcext:value-type="float">
            <text:p>0.00</text:p>
          </table:table-cell>
          <table:table-cell table:formula="of:=IF([.I2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25.da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72.73999" calcext:value-type="float">
            <text:p>3272.74</text:p>
          </table:table-cell>
          <table:table-cell office:value-type="float" office:value="0" calcext:value-type="float">
            <text:p>0</text:p>
          </table:table-cell>
          <table:table-cell office:value-type="float" office:value="1800.0023" calcext:value-type="float">
            <text:p>1800.00</text:p>
          </table:table-cell>
          <table:table-cell office:value-type="float" office:value="2182.7" calcext:value-type="float">
            <text:p>2182.70</text:p>
          </table:table-cell>
          <table:table-cell office:value-type="float" office:value="3904.05" calcext:value-type="float">
            <text:p>3904.05</text:p>
          </table:table-cell>
          <table:table-cell office:value-type="float" office:value="0.4409" calcext:value-type="float">
            <text:p>0.44</text:p>
          </table:table-cell>
          <table:table-cell table:formula="of:=IF([.I2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5.da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695.93994" calcext:value-type="float">
            <text:p>3695.94</text:p>
          </table:table-cell>
          <table:table-cell office:value-type="float" office:value="0" calcext:value-type="float">
            <text:p>0</text:p>
          </table:table-cell>
          <table:table-cell office:value-type="float" office:value="1800.0097" calcext:value-type="float">
            <text:p>1800.01</text:p>
          </table:table-cell>
          <table:table-cell office:value-type="float" office:value="3525.7831" calcext:value-type="float">
            <text:p>3525.78</text:p>
          </table:table-cell>
          <table:table-cell office:value-type="float" office:value="3695.94" calcext:value-type="float">
            <text:p>3695.94</text:p>
          </table:table-cell>
          <table:table-cell office:value-type="float" office:value="0.046" calcext:value-type="float">
            <text:p>0.05</text:p>
          </table:table-cell>
          <table:table-cell table:formula="of:=IF([.I27]&lt;0.001;1;0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0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</table:table>
      <table:table table:name="lowcost_h6" table:style-name="ta1"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ce10"/>
        <table:table-column table:style-name="co1" table:default-cell-style-name="Default"/>
        <table:table-column table:style-name="co1" table:number-columns-repeated="4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Archetti 2007</text:p>
          </table:table-cell>
          <table:covered-table-cell table:style-name="ce1"/>
          <table:covered-table-cell table:style-name="Default"/>
          <table:covered-table-cell/>
          <table:table-cell table:style-name="ce16" office:value-type="string" calcext:value-type="string" table:number-columns-spanned="4" table:number-rows-spanned="1">
            <text:p>B&amp;BC</text:p>
          </table:table-cell>
          <table:covered-table-cell table:style-name="ce16"/>
          <table:covered-table-cell table:number-columns-repeated="2" table:style-name="Default"/>
          <table:table-cell/>
        </table:table-row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B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string" calcext:value-type="string">
            <text:p>abs1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35.23999" calcext:value-type="float">
            <text:p>3335.24</text:p>
          </table:table-cell>
          <table:table-cell office:value-type="float" office:value="0" calcext:value-type="float">
            <text:p>0</text:p>
          </table:table-cell>
          <table:table-cell office:value-type="float" office:value="0.5341" calcext:value-type="float">
            <text:p>0.53</text:p>
          </table:table-cell>
          <table:table-cell office:value-type="float" office:value="3334.9858" calcext:value-type="float">
            <text:p>3334.99</text:p>
          </table:table-cell>
          <table:table-cell office:value-type="float" office:value="3335.125" calcext:value-type="float">
            <text:p>3335.13</text:p>
          </table:table-cell>
          <table:table-cell office:value-type="float" office:value="0" calcext:value-type="float">
            <text:p>0.00</text:p>
          </table:table-cell>
          <table:table-cell table:formula="of:=IF([.I3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22.32999" calcext:value-type="float">
            <text:p>2722.33</text:p>
          </table:table-cell>
          <table:table-cell office:value-type="float" office:value="0" calcext:value-type="float">
            <text:p>0</text:p>
          </table:table-cell>
          <table:table-cell office:value-type="float" office:value="0.5802" calcext:value-type="float">
            <text:p>0.58</text:p>
          </table:table-cell>
          <table:table-cell table:number-columns-repeated="2" office:value-type="float" office:value="2722.5923" calcext:value-type="float">
            <text:p>2722.59</text:p>
          </table:table-cell>
          <table:table-cell office:value-type="float" office:value="0" calcext:value-type="float">
            <text:p>0.00</text:p>
          </table:table-cell>
          <table:table-cell table:formula="of:=IF([.I4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76" calcext:value-type="float">
            <text:p>4776.00</text:p>
          </table:table-cell>
          <table:table-cell office:value-type="float" office:value="0" calcext:value-type="float">
            <text:p>0</text:p>
          </table:table-cell>
          <table:table-cell office:value-type="float" office:value="0.2561" calcext:value-type="float">
            <text:p>0.26</text:p>
          </table:table-cell>
          <table:table-cell table:number-columns-repeated="2" office:value-type="float" office:value="4776" calcext:value-type="float">
            <text:p>4776.00</text:p>
          </table:table-cell>
          <table:table-cell office:value-type="float" office:value="0" calcext:value-type="float">
            <text:p>0.00</text:p>
          </table:table-cell>
          <table:table-cell table:formula="of:=IF([.I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46.66" calcext:value-type="float">
            <text:p>3246.66</text:p>
          </table:table-cell>
          <table:table-cell office:value-type="float" office:value="0" calcext:value-type="float">
            <text:p>0</text:p>
          </table:table-cell>
          <table:table-cell office:value-type="float" office:value="0.3902" calcext:value-type="float">
            <text:p>0.39</text:p>
          </table:table-cell>
          <table:table-cell table:number-columns-repeated="2" office:value-type="float" office:value="3244.7089" calcext:value-type="float">
            <text:p>3244.71</text:p>
          </table:table-cell>
          <table:table-cell office:value-type="float" office:value="0" calcext:value-type="float">
            <text:p>0.00</text:p>
          </table:table-cell>
          <table:table-cell table:formula="of:=IF([.I6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5.d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19.67" calcext:value-type="float">
            <text:p>2419.67</text:p>
          </table:table-cell>
          <table:table-cell office:value-type="float" office:value="0" calcext:value-type="float">
            <text:p>0</text:p>
          </table:table-cell>
          <table:table-cell office:value-type="float" office:value="0.3577" calcext:value-type="float">
            <text:p>0.36</text:p>
          </table:table-cell>
          <table:table-cell table:number-columns-repeated="2" office:value-type="float" office:value="2419.1283" calcext:value-type="float">
            <text:p>2419.13</text:p>
          </table:table-cell>
          <table:table-cell office:value-type="float" office:value="0" calcext:value-type="float">
            <text:p>0.00</text:p>
          </table:table-cell>
          <table:table-cell table:formula="of:=IF([.I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0.d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499.24999" calcext:value-type="float">
            <text:p>4499.25</text:p>
          </table:table-cell>
          <table:table-cell office:value-type="float" office:value="0" calcext:value-type="float">
            <text:p>0</text:p>
          </table:table-cell>
          <table:table-cell office:value-type="float" office:value="11.9407" calcext:value-type="float">
            <text:p>11.94</text:p>
          </table:table-cell>
          <table:table-cell office:value-type="float" office:value="4499.88" calcext:value-type="float">
            <text:p>4499.88</text:p>
          </table:table-cell>
          <table:table-cell office:value-type="float" office:value="4500.1183" calcext:value-type="float">
            <text:p>4500.12</text:p>
          </table:table-cell>
          <table:table-cell office:value-type="float" office:value="0.0001" calcext:value-type="float">
            <text:p>0.00</text:p>
          </table:table-cell>
          <table:table-cell table:formula="of:=IF([.I8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2n10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36.97998" calcext:value-type="float">
            <text:p>5236.98</text:p>
          </table:table-cell>
          <table:table-cell office:value-type="float" office:value="0" calcext:value-type="float">
            <text:p>0</text:p>
          </table:table-cell>
          <table:table-cell office:value-type="float" office:value="14.1007" calcext:value-type="float">
            <text:p>14.10</text:p>
          </table:table-cell>
          <table:table-cell table:number-columns-repeated="2" office:value-type="float" office:value="5236.98" calcext:value-type="float">
            <text:p>5236.98</text:p>
          </table:table-cell>
          <table:table-cell office:value-type="float" office:value="0" calcext:value-type="float">
            <text:p>0.00</text:p>
          </table:table-cell>
          <table:table-cell table:formula="of:=IF([.I9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3n10.da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652.52979" calcext:value-type="float">
            <text:p>4652.53</text:p>
          </table:table-cell>
          <table:table-cell office:value-type="float" office:value="0" calcext:value-type="float">
            <text:p>0</text:p>
          </table:table-cell>
          <table:table-cell office:value-type="float" office:value="48.9019" calcext:value-type="float">
            <text:p>48.90</text:p>
          </table:table-cell>
          <table:table-cell office:value-type="float" office:value="4652.0675" calcext:value-type="float">
            <text:p>4652.07</text:p>
          </table:table-cell>
          <table:table-cell office:value-type="float" office:value="4652.53" calcext:value-type="float">
            <text:p>4652.53</text:p>
          </table:table-cell>
          <table:table-cell office:value-type="float" office:value="0.0001" calcext:value-type="float">
            <text:p>0.00</text:p>
          </table:table-cell>
          <table:table-cell table:formula="of:=IF([.I10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0.da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104.90999" calcext:value-type="float">
            <text:p>5104.91</text:p>
          </table:table-cell>
          <table:table-cell office:value-type="float" office:value="0" calcext:value-type="float">
            <text:p>0</text:p>
          </table:table-cell>
          <table:table-cell office:value-type="float" office:value="6.3967" calcext:value-type="float">
            <text:p>6.40</text:p>
          </table:table-cell>
          <table:table-cell table:number-columns-repeated="2" office:value-type="float" office:value="5106.1047" calcext:value-type="float">
            <text:p>5106.10</text:p>
          </table:table-cell>
          <table:table-cell office:value-type="float" office:value="0" calcext:value-type="float">
            <text:p>0.00</text:p>
          </table:table-cell>
          <table:table-cell table:formula="of:=IF([.I11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5n10.d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670.75999" calcext:value-type="float">
            <text:p>4670.76</text:p>
          </table:table-cell>
          <table:table-cell office:value-type="float" office:value="0" calcext:value-type="float">
            <text:p>0</text:p>
          </table:table-cell>
          <table:table-cell office:value-type="float" office:value="18.5194" calcext:value-type="float">
            <text:p>18.52</text:p>
          </table:table-cell>
          <table:table-cell office:value-type="float" office:value="4670.3704" calcext:value-type="float">
            <text:p>4670.37</text:p>
          </table:table-cell>
          <table:table-cell office:value-type="float" office:value="4670.76" calcext:value-type="float">
            <text:p>4670.76</text:p>
          </table:table-cell>
          <table:table-cell office:value-type="float" office:value="0.0001" calcext:value-type="float">
            <text:p>0.00</text:p>
          </table:table-cell>
          <table:table-cell table:formula="of:=IF([.I12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15.dat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462.67998" calcext:value-type="float">
            <text:p>5462.68</text:p>
          </table:table-cell>
          <table:table-cell office:value-type="float" office:value="0" calcext:value-type="float">
            <text:p>0</text:p>
          </table:table-cell>
          <table:table-cell office:value-type="float" office:value="1800.001" calcext:value-type="float">
            <text:p>1800.00</text:p>
          </table:table-cell>
          <table:table-cell office:value-type="float" office:value="5087.0061" calcext:value-type="float">
            <text:p>5087.01</text:p>
          </table:table-cell>
          <table:table-cell office:value-type="float" office:value="5462.68" calcext:value-type="float">
            <text:p>5462.68</text:p>
          </table:table-cell>
          <table:table-cell office:value-type="float" office:value="0.0688" calcext:value-type="float">
            <text:p>0.07</text:p>
          </table:table-cell>
          <table:table-cell table:formula="of:=IF([.I1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15.da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494.73998" calcext:value-type="float">
            <text:p>5494.74</text:p>
          </table:table-cell>
          <table:table-cell office:value-type="float" office:value="0" calcext:value-type="float">
            <text:p>0</text:p>
          </table:table-cell>
          <table:table-cell office:value-type="float" office:value="1800.0007" calcext:value-type="float">
            <text:p>1800.00</text:p>
          </table:table-cell>
          <table:table-cell office:value-type="float" office:value="5231.8438" calcext:value-type="float">
            <text:p>5231.84</text:p>
          </table:table-cell>
          <table:table-cell office:value-type="float" office:value="5495.74" calcext:value-type="float">
            <text:p>5495.74</text:p>
          </table:table-cell>
          <table:table-cell office:value-type="float" office:value="0.048" calcext:value-type="float">
            <text:p>0.05</text:p>
          </table:table-cell>
          <table:table-cell table:formula="of:=IF([.I1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15.dat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060.37998" calcext:value-type="float">
            <text:p>6060.38</text:p>
          </table:table-cell>
          <table:table-cell office:value-type="float" office:value="0" calcext:value-type="float">
            <text:p>0</text:p>
          </table:table-cell>
          <table:table-cell office:value-type="float" office:value="1313.5036" calcext:value-type="float">
            <text:p>1313.50</text:p>
          </table:table-cell>
          <table:table-cell office:value-type="float" office:value="6059.778" calcext:value-type="float">
            <text:p>6059.78</text:p>
          </table:table-cell>
          <table:table-cell office:value-type="float" office:value="6060.38" calcext:value-type="float">
            <text:p>6060.38</text:p>
          </table:table-cell>
          <table:table-cell office:value-type="float" office:value="0.0001" calcext:value-type="float">
            <text:p>0.00</text:p>
          </table:table-cell>
          <table:table-cell table:formula="of:=IF([.I15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4n15.da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504.64999" calcext:value-type="float">
            <text:p>5504.65</text:p>
          </table:table-cell>
          <table:table-cell office:value-type="float" office:value="0" calcext:value-type="float">
            <text:p>0</text:p>
          </table:table-cell>
          <table:table-cell office:value-type="float" office:value="1800.0019" calcext:value-type="float">
            <text:p>1800.00</text:p>
          </table:table-cell>
          <table:table-cell office:value-type="float" office:value="5008.8184" calcext:value-type="float">
            <text:p>5008.82</text:p>
          </table:table-cell>
          <table:table-cell office:value-type="float" office:value="5504.2839" calcext:value-type="float">
            <text:p>5504.28</text:p>
          </table:table-cell>
          <table:table-cell office:value-type="float" office:value="0.09" calcext:value-type="float">
            <text:p>0.09</text:p>
          </table:table-cell>
          <table:table-cell table:formula="of:=IF([.I1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15.dat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309.47999" calcext:value-type="float">
            <text:p>5309.48</text:p>
          </table:table-cell>
          <table:table-cell office:value-type="float" office:value="0" calcext:value-type="float">
            <text:p>0</text:p>
          </table:table-cell>
          <table:table-cell office:value-type="float" office:value="1128.1058" calcext:value-type="float">
            <text:p>1128.11</text:p>
          </table:table-cell>
          <table:table-cell office:value-type="float" office:value="5308.9524" calcext:value-type="float">
            <text:p>5308.95</text:p>
          </table:table-cell>
          <table:table-cell office:value-type="float" office:value="5309.48" calcext:value-type="float">
            <text:p>5309.48</text:p>
          </table:table-cell>
          <table:table-cell office:value-type="float" office:value="0.0001" calcext:value-type="float">
            <text:p>0.00</text:p>
          </table:table-cell>
          <table:table-cell table:formula="of:=IF([.I17]&lt;0.001;1;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s1n20.dat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6490.17998" calcext:value-type="float">
            <text:p>6490.18</text:p>
          </table:table-cell>
          <table:table-cell office:value-type="float" office:value="0" calcext:value-type="float">
            <text:p>0</text:p>
          </table:table-cell>
          <table:table-cell office:value-type="float" office:value="1800.0045" calcext:value-type="float">
            <text:p>1800.00</text:p>
          </table:table-cell>
          <table:table-cell office:value-type="float" office:value="3940.1169" calcext:value-type="float">
            <text:p>3940.12</text:p>
          </table:table-cell>
          <table:table-cell office:value-type="float" office:value="7020.03" calcext:value-type="float">
            <text:p>7020.03</text:p>
          </table:table-cell>
          <table:table-cell office:value-type="float" office:value="0.4387" calcext:value-type="float">
            <text:p>0.44</text:p>
          </table:table-cell>
          <table:table-cell table:formula="of:=IF([.I18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0.dat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6082.53998" calcext:value-type="float">
            <text:p>6082.54</text:p>
          </table:table-cell>
          <table:table-cell office:value-type="float" office:value="0" calcext:value-type="float">
            <text:p>0</text:p>
          </table:table-cell>
          <table:table-cell office:value-type="float" office:value="1800.0037" calcext:value-type="float">
            <text:p>1800.00</text:p>
          </table:table-cell>
          <table:table-cell office:value-type="float" office:value="1835.9729" calcext:value-type="float">
            <text:p>1835.97</text:p>
          </table:table-cell>
          <table:table-cell office:value-type="float" office:value="6640.16" calcext:value-type="float">
            <text:p>6640.16</text:p>
          </table:table-cell>
          <table:table-cell office:value-type="float" office:value="0.7235" calcext:value-type="float">
            <text:p>0.72</text:p>
          </table:table-cell>
          <table:table-cell table:formula="of:=IF([.I19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0.dat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950.19998" calcext:value-type="float">
            <text:p>6950.20</text:p>
          </table:table-cell>
          <table:table-cell office:value-type="float" office:value="0" calcext:value-type="float">
            <text:p>0</text:p>
          </table:table-cell>
          <table:table-cell office:value-type="float" office:value="1800.0221" calcext:value-type="float">
            <text:p>1800.02</text:p>
          </table:table-cell>
          <table:table-cell office:value-type="float" office:value="3309.3879" calcext:value-type="float">
            <text:p>3309.39</text:p>
          </table:table-cell>
          <table:table-cell office:value-type="float" office:value="7782.52" calcext:value-type="float">
            <text:p>7782.52</text:p>
          </table:table-cell>
          <table:table-cell office:value-type="float" office:value="0.5748" calcext:value-type="float">
            <text:p>0.57</text:p>
          </table:table-cell>
          <table:table-cell table:formula="of:=IF([.I20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4n20.dat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432.77998" calcext:value-type="float">
            <text:p>7432.78</text:p>
          </table:table-cell>
          <table:table-cell office:value-type="float" office:value="0" calcext:value-type="float">
            <text:p>0</text:p>
          </table:table-cell>
          <table:table-cell office:value-type="float" office:value="1800.006" calcext:value-type="float">
            <text:p>1800.01</text:p>
          </table:table-cell>
          <table:table-cell office:value-type="float" office:value="2815.2662" calcext:value-type="float">
            <text:p>2815.27</text:p>
          </table:table-cell>
          <table:table-cell office:value-type="float" office:value="8202.87" calcext:value-type="float">
            <text:p>8202.87</text:p>
          </table:table-cell>
          <table:table-cell office:value-type="float" office:value="0.6568" calcext:value-type="float">
            <text:p>0.66</text:p>
          </table:table-cell>
          <table:table-cell table:formula="of:=IF([.I21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0.dat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7210.72998" calcext:value-type="float">
            <text:p>7210.73</text:p>
          </table:table-cell>
          <table:table-cell office:value-type="float" office:value="0" calcext:value-type="float">
            <text:p>0</text:p>
          </table:table-cell>
          <table:table-cell office:value-type="float" office:value="1800.0014" calcext:value-type="float">
            <text:p>1800.00</text:p>
          </table:table-cell>
          <table:table-cell office:value-type="float" office:value="5935.8779" calcext:value-type="float">
            <text:p>5935.88</text:p>
          </table:table-cell>
          <table:table-cell office:value-type="float" office:value="7378.73" calcext:value-type="float">
            <text:p>7378.73</text:p>
          </table:table-cell>
          <table:table-cell office:value-type="float" office:value="0.1955" calcext:value-type="float">
            <text:p>0.20</text:p>
          </table:table-cell>
          <table:table-cell table:formula="of:=IF([.I22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1n25.dat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7095.85998" calcext:value-type="float">
            <text:p>7095.86</text:p>
          </table:table-cell>
          <table:table-cell office:value-type="float" office:value="0" calcext:value-type="float">
            <text:p>0</text:p>
          </table:table-cell>
          <table:table-cell office:value-type="float" office:value="1800.0065" calcext:value-type="float">
            <text:p>1800.01</text:p>
          </table:table-cell>
          <table:table-cell office:value-type="float" office:value="1326.2251" calcext:value-type="float">
            <text:p>1326.23</text:p>
          </table:table-cell>
          <table:table-cell office:value-type="float" office:value="9635.05" calcext:value-type="float">
            <text:p>9635.05</text:p>
          </table:table-cell>
          <table:table-cell office:value-type="float" office:value="0.8624" calcext:value-type="float">
            <text:p>0.86</text:p>
          </table:table-cell>
          <table:table-cell table:formula="of:=IF([.I23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2n25.dat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float" office:value="7484.83998" calcext:value-type="float">
            <text:p>7484.84</text:p>
          </table:table-cell>
          <table:table-cell office:value-type="float" office:value="0" calcext:value-type="float">
            <text:p>0</text:p>
          </table:table-cell>
          <table:table-cell office:value-type="float" office:value="1800.0044" calcext:value-type="float">
            <text:p>1800.00</text:p>
          </table:table-cell>
          <table:table-cell office:value-type="float" office:value="2055.3059" calcext:value-type="float">
            <text:p>2055.31</text:p>
          </table:table-cell>
          <table:table-cell office:value-type="float" office:value="9029.2" calcext:value-type="float">
            <text:p>9029.20</text:p>
          </table:table-cell>
          <table:table-cell office:value-type="float" office:value="0.7724" calcext:value-type="float">
            <text:p>0.77</text:p>
          </table:table-cell>
          <table:table-cell table:formula="of:=IF([.I24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3n25.dat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7728.75998" calcext:value-type="float">
            <text:p>7728.76</text:p>
          </table:table-cell>
          <table:table-cell office:value-type="float" office:value="0" calcext:value-type="float">
            <text:p>0</text:p>
          </table:table-cell>
          <table:table-cell office:value-type="float" office:value="1800.0118" calcext:value-type="float">
            <text:p>1800.01</text:p>
          </table:table-cell>
          <table:table-cell office:value-type="float" office:value="2849.1053" calcext:value-type="float">
            <text:p>2849.11</text:p>
          </table:table-cell>
          <table:table-cell office:value-type="float" office:value="10265.45" calcext:value-type="float">
            <text:p>10265.45</text:p>
          </table:table-cell>
          <table:table-cell office:value-type="float" office:value="0.7225" calcext:value-type="float">
            <text:p>0.72</text:p>
          </table:table-cell>
          <table:table-cell table:formula="of:=IF([.I25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4n25.dat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7509.01998" calcext:value-type="float">
            <text:p>7509.02</text:p>
          </table:table-cell>
          <table:table-cell office:value-type="float" office:value="0" calcext:value-type="float">
            <text:p>0</text:p>
          </table:table-cell>
          <table:table-cell office:value-type="float" office:value="1800.0134" calcext:value-type="float">
            <text:p>1800.01</text:p>
          </table:table-cell>
          <table:table-cell office:value-type="float" office:value="1730.8118" calcext:value-type="float">
            <text:p>1730.81</text:p>
          </table:table-cell>
          <table:table-cell office:value-type="float" office:value="9652.7" calcext:value-type="float">
            <text:p>9652.70</text:p>
          </table:table-cell>
          <table:table-cell office:value-type="float" office:value="0.8207" calcext:value-type="float">
            <text:p>0.82</text:p>
          </table:table-cell>
          <table:table-cell table:formula="of:=IF([.I26]&lt;0.001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s5n25.dat</text:p>
          </table:table-cell>
          <table:table-cell office:value-type="float" office:value="2348" calcext:value-type="float">
            <text:p>2348</text:p>
          </table:table-cell>
          <table:table-cell table:number-columns-repeated="2" office:value-type="float" office:value="7452.27997" calcext:value-type="float">
            <text:p>7452.28</text:p>
          </table:table-cell>
          <table:table-cell office:value-type="float" office:value="0" calcext:value-type="float">
            <text:p>0</text:p>
          </table:table-cell>
          <table:table-cell office:value-type="float" office:value="1800.0667" calcext:value-type="float">
            <text:p>1800.07</text:p>
          </table:table-cell>
          <table:table-cell office:value-type="float" office:value="3575.7804" calcext:value-type="float">
            <text:p>3575.78</text:p>
          </table:table-cell>
          <table:table-cell office:value-type="float" office:value="9384.51" calcext:value-type="float">
            <text:p>9384.51</text:p>
          </table:table-cell>
          <table:table-cell office:value-type="float" office:value="0.619" calcext:value-type="float">
            <text:p>0.62</text:p>
          </table:table-cell>
          <table:table-cell table:formula="of:=IF([.I27]&lt;0.001;1;0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0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  <table:table-row table:style-name="ro2" table:number-rows-repeated="3">
          <table:table-cell table:number-columns-repeated="2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table:style-name="ce3"/>
          <table:table-cell table:style-name="ce9"/>
          <table:table-cell/>
          <table:table-cell table:style-name="Default" table:number-columns-repeated="4"/>
          <table:table-cell/>
        </table:table-row>
      </table:table>
      <table:table table:name="Compact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6" office:value-type="string" calcext:value-type="string" table:number-columns-spanned="3" table:number-rows-spanned="1">
            <text:p>Archetti et al.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B&amp;BC</text:p>
          </table:table-cell>
          <table:covered-table-cell table:number-columns-repeated="2" table:style-name="ce16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string" calcext:value-type="string">
            <text:p>highcost_h3</text:p>
          </table:table-cell>
          <table:table-cell table:style-name="ce10" office:value-type="float" office:value="6.76" calcext:value-type="float">
            <text:p>6.76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82.1904333333333" calcext:value-type="float">
            <text:p>82.19</text:p>
          </table:table-cell>
          <table:table-cell table:style-name="ce7" office:value-type="float" office:value="0.197871428571429" calcext:value-type="float">
            <text:p>0.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highcost_h6</text:p>
          </table:table-cell>
          <table:table-cell table:style-name="ce10" office:value-type="float" office:value="317.2" calcext:value-type="float">
            <text:p>317.20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86.950891666667" calcext:value-type="float">
            <text:p>186.95</text:p>
          </table:table-cell>
          <table:table-cell table:style-name="ce7" office:value-type="float" office:value="0.297769230769231" calcext:value-type="float">
            <text:p>0.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lowcost_h3</text:p>
          </table:table-cell>
          <table:table-cell table:style-name="ce10" office:value-type="float" office:value="7.24" calcext:value-type="float">
            <text:p>7.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93.88263" calcext:value-type="float">
            <text:p>93.88</text:p>
          </table:table-cell>
          <table:table-cell table:style-name="ce7" office:value-type="float" office:value="0.21666" calcext:value-type="float">
            <text:p>0.2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lowcost_h6</text:p>
          </table:table-cell>
          <table:table-cell table:style-name="ce10" office:value-type="float" office:value="331.04" calcext:value-type="float">
            <text:p>331.0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11.965591666667" calcext:value-type="float">
            <text:p>211.97</text:p>
          </table:table-cell>
          <table:table-cell table:style-name="ce7" office:value-type="float" office:value="0.507161538461538" calcext:value-type="float">
            <text:p>0.5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2">
          <table:table-cell/>
          <table:table-cell table:style-name="ce9"/>
          <table:table-cell table:style-name="ce10"/>
          <table:table-cell table:style-name="ce3"/>
          <table:table-cell table:style-name="ce9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3"/>
          <table:table-cell table:style-name="ce9"/>
          <table:table-cell table:number-columns-repeated="2"/>
        </table:table-row>
        <table:table-row table:style-name="ro2">
          <table:table-cell/>
          <table:table-cell table:style-name="ce9"/>
          <table:table-cell table:style-name="ce10"/>
          <table:table-cell table:style-name="ce9"/>
          <table:table-cell table:style-name="ce10"/>
          <table:table-cell table:style-name="ce3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L. </number:text>
      <number:number number:decimal-places="0" number:min-decimal-places="0" number:min-integer-digits="1" number:grouping="true"/>
    </number:number-style>
    <number:number-style style:name="N138">
      <number:text>-L. 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decimal-places="2" number:min-integer-digits="1" number:grouping="true"/>
    </number:number-style>
    <number:number-style style:name="N141">
      <number:text>-L. 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L.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L.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L. </number:text>
      <number:fill-character> </number:fill-character>
      <number:text>- _-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 loext:blank-width-char="-"> L.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8P1" style:volatile="true">
      <number:text>-L.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8P2" style:volatile="true">
      <number:text loext:blank-width-char="-"> L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decimal-places="1" number:min-integer-digits="1" number:grouping="true"/>
    </number:number-style>
    <number:number-style style:name="N160">
      <number:number number:decimal-places="3" number:min-decimal-places="3" number:min-integer-digits="1" number:grouping="true"/>
    </number:number-style>
    <number:number-style style:name="N161">
      <number:number number:decimal-places="4" number:min-decimal-places="4" number:min-integer-digits="1" number:grouping="true"/>
    </number:number-style>
    <number:number-style style:name="N162">
      <number:number number:decimal-places="1" number:min-decimal-places="1" number:min-integer-digits="1"/>
    </number:number-style>
    <number:number-style style:name="N163">
      <number:number number:decimal-places="3" number:min-decimal-places="3" number:min-integer-digits="1"/>
    </number:number-style>
    <number:number-style style:name="N164">
      <number:number number:decimal-places="4" number:min-decimal-places="4" number:min-integer-digits="1"/>
    </number:number-style>
    <number:number-style style:name="N165">
      <number:number number:decimal-places="5" number:min-decimal-places="5" number:min-integer-digits="1"/>
    </number:number-style>
    <number:number-style style:name="N166">
      <number:number number:decimal-places="14" number:min-decimal-places="14" number:min-integer-digits="1"/>
    </number:number-style>
    <number:number-style style:name="N167">
      <number:number number:decimal-places="13" number:min-decimal-places="13" number:min-integer-digits="1"/>
    </number:number-style>
    <number:number-style style:name="N168">
      <number:number number:decimal-places="15" number:min-decimal-places="15" number:min-integer-digits="1"/>
    </number:number-style>
    <number:number-style style:name="N169">
      <number:number number:decimal-places="16" number:min-decimal-places="16" number:min-integer-digits="1"/>
    </number:number-style>
    <number:number-style style:name="N170">
      <number:number number:decimal-places="17" number:min-decimal-places="17" number:min-integer-digits="1"/>
    </number:number-style>
    <number:number-style style:name="N171">
      <number:number number:decimal-places="18" number:min-decimal-places="18" number:min-integer-digits="1"/>
    </number:number-style>
    <number:number-style style:name="N172">
      <number:number number:decimal-places="19" number:min-decimal-places="19" number:min-integer-digits="1"/>
    </number:number-style>
    <number:number-style style:name="N173">
      <number:number number:decimal-places="20" number:min-decimal-places="20" number:min-integer-digits="1"/>
    </number:number-style>
    <number:number-style style:name="N174">
      <number:number number:decimal-places="12" number:min-decimal-places="12" number:min-integer-digits="1"/>
    </number:number-style>
    <number:number-style style:name="N175">
      <number:number number:decimal-places="11" number:min-decimal-places="11" number:min-integer-digits="1"/>
    </number:number-style>
    <number:number-style style:name="N176">
      <number:number number:decimal-places="10" number:min-decimal-places="10" number:min-integer-digits="1"/>
    </number:number-style>
    <number:number-style style:name="N177">
      <number:number number:decimal-places="9" number:min-decimal-places="9" number:min-integer-digits="1"/>
    </number:number-style>
    <number:number-style style:name="N178">
      <number:number number:decimal-places="8" number:min-decimal-places="8" number:min-integer-digits="1"/>
    </number:number-style>
    <number:number-style style:name="N179">
      <number:number number:decimal-places="7" number:min-decimal-places="7" number:min-integer-digits="1"/>
    </number:number-style>
    <number:number-style style:name="N18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2:27:49.3033629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21:17:19.683313100</meta:creation-date>
    <dc:date>2025-11-13T12:29:07.767954674</dc:date>
    <meta:editing-duration>PT1H21M4S</meta:editing-duration>
    <meta:editing-cycles>24</meta:editing-cycles>
    <meta:generator>LibreOffice/24.2.7.2$Linux_X86_64 LibreOffice_project/420$Build-2</meta:generator>
    <meta:document-statistic meta:table-count="5" meta:cell-count="1085" meta:object-count="0"/>
  </office:meta>
</office:document-meta>
</file>